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6.16 01:45   |   <text:a xlink:type="simple" xlink:href="http://palinfo.habago.org/Entry?Command=Information_PrintForum&amp;iPage=6&amp;sType=FORUM#FORUM37556"><text:span text:style-name="T2">#</text:span></text:a></text:p>
      <text:p text:style-name="P2">卡韓政變<text:span text:style-name="T3"><text:s/>(85)</text:span>：別再說什麼約束韓粉了<text:span text:style-name="T3"> <text:line-break/><text:line-break/></text:span>陳真<text:span text:style-name="T3"><text:s/>2019. 06. 16. <text:line-break/><text:line-break/><text:line-break/></text:span>綠營支持者向來的基本屬性就是順我者昌，逆我者亡；幾十年來往往不擇手段，為所欲為，許多時候更是喪盡天良，擅於造謠抹黑乃至自導自演<text:span text:style-name="T3"><text:s/>(</text:span>想想黃俊英及特別是連勝文等人的遭遇<text:span text:style-name="T3">)</text:span>，卻從未聽聞有人要綠營約束綠粉，反而讚其為主子打仗之厲害，往往個個還論功行賞。但是很奇怪，韓粉普遍素質良好，明辨是非，卻反而不斷被全面妖魔化。敵人妖魔化韓粉我能想像，但前天聽到韓國瑜接受台視專訪，他竟然又再度拼命痛罵韓粉，真是很荒唐。韓粉到底哪裏有問題我真不明白。<text:span text:style-name="T3"> <text:line-break/><text:line-break/></text:span>幾個月來，韓國瑜幾度用極為難聽的形容詞痛罵支持者，罵他們跑去罵唐湘龍、李豔秋、黃光芹、吳子嘉、趙少康與董智森等媒體人。韓說這些支持者是假韓粉，是在幫他<text:span text:style-name="T3"><text:s/>"</text:span>製造敵人<text:span text:style-name="T3">"</text:span>。韓的痛罵採一竿子打翻一船人的方式。但事實上，有些韓粉也許亂批評他人一通，但是為什麼不能批這些無良媒體人呢？<text:span text:style-name="T3"> <text:line-break/><text:line-break/></text:span>再說，支持者又不是你養的網軍，憑什麼要受你約束、遭你痛罵呢？人民不能有自己的獨立判斷與義憤嗎？<text:span text:style-name="T3"><text:line-break/><text:line-break/></text:span>那些坐擁龐大媒體資源的媒體人，經常造謠抹黑扭曲渲染，閱聽受眾為什麼不能開罵？就算少數人指控有誤，也不應一竿子打翻一船人，把自己的支持者給予全稱式的污名化。那些無良媒體人之所以與韓為敵，是因為郭董，是因為綠營，是為了打死你韓國瑜，而不是因為什麼被韓粉開罵因此與韓國瑜為敵。因果順序根本不是那樣；是他們先與韓百般為敵且不擇手段，進而引起眾怒。<text:span text:style-name="T3"> <text:line-break/><text:line-break/></text:span>你韓國瑜不去批評或反擊這些<text:span text:style-name="T3"><text:s/>"</text:span>敵人<text:span text:style-name="T3">"</text:span>，反而對他們低聲下氣，百般賠不是，說這是<text:span text:style-name="T3"><text:s/>"</text:span>愛與包容<text:span text:style-name="T3">"</text:span>，然後卻反而再三用極為難聽的字眼痛罵韓粉，痛罵那些出於善意與義憤<text:span text:style-name="T3"><text:s/>(</text:span>甚至因此給自己惹禍上身<text:span text:style-name="T3">) </text:span>的選民。這是哪門子的愛與包容？<text:span text:style-name="T3"> <text:line-break/><text:line-break/></text:span>你自己也知道，台灣媒體如今可以說是全面把你韓國瑜給妖魔化，人民挺身而出，仗義執言，你卻反過來罵他們。罵他們為你製造敵人，罵他們不夠愛與包容。愛與包容應該不是<text:span text:style-name="T3"><text:s/>"</text:span>不明是非<text:span text:style-name="T3">" </text:span>或<text:span text:style-name="T3"><text:s/>"</text:span>鄉愿<text:span text:style-name="T3">" </text:span>的同義詞吧？而且，前天你才把支持者用難聽話罵上一遍，今天自己卻又揚言說要控告黃光芹造謠抹黑，這不是很矛盾嗎？你又何必去控告吳子嘉？何不繼續愛與包容？<text:span text:style-name="T3"> <text:line-break/><text:line-break/></text:span>約束韓粉？誰來約束政客、財閥與無良媒體？<text:span text:style-name="T3"> <text:line-break/><text:line-break/></text:span>我能理解選舉儘可能不要自己去樹立敵人，但韓國瑜卻好像以為只要痛罵韓粉，然後<text:span text:style-name="T3"><text:s/>"</text:span>敵人<text:span text:style-name="T3">" </text:span>們聽了就會開心、釋懷而不再與韓為敵。真是很奇怪的想法。你就算把韓粉全罵光殺光，你的敵人依舊還是你的敵人，除非你落敗，輸了初選或大選。<text:span text:style-name="T3"> <text:line-break/><text:line-break/></text:span>你自己也知道，你的敵人，主要就是郭台銘加上綠營。你當然可以<text:span text:style-name="T3"><text:s/>"</text:span>包容<text:span text:style-name="T3">" </text:span>他們的一切抹黑與造謠<text:span text:style-name="T3"><text:s/>(</text:span>比方說不斷影射你污錢，指控你在外面偷生小孩，或是說你是被中共和中國時報所控制的傀儡，或說郭再三勸誡你不可走進中聯辦，或散播耳語說你和郭演雙簧以拉抬郭之聲勢等等等<text:span text:style-name="T3">)</text:span>，但是你去罵那些為你挺身而出的支持者做什麼呢？他們究竟哪一點有錯？<text:span text:style-name="T3"> <text:line-break/><text:line-break/></text:span>更重要的是：人民應該根據是非善惡原則來約束政治人物及媒體人及媒體公器，而不是把人民當成選舉工具，當成下人，動輒痛罵他們，或是動輒就說什麼要約束韓粉。支持者又不是韓國瑜養的網軍，要約束他們什麼？選民才是主人，才有權約束與監督公眾人物不是嗎？<text:span text:style-name="T3"> <text:line-break/><text:line-break/></text:span>不要再說什麼約束韓粉了，他們又不是韓國瑜養的狗。該被約束，甚至該被繩之以法的是那些不斷公然造謠抹黑的媒體人及政客，例如郭台銘；檢調應該出面把他移送法辦、繩之以法才對，因為他用造謠抹黑與說謊等等非法手段，企圖影響選舉結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